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B9000000B981AD606EA7491A65.png" manifest:media-type="image/png"/>
  <manifest:file-entry manifest:full-path="Pictures/10000201000000B9000000B9D0A52B0182528076.png" manifest:media-type="image/png"/>
  <manifest:file-entry manifest:full-path="Pictures/10000201000000B9000000B93FEB621AA9DE454A.png" manifest:media-type="image/png"/>
  <manifest:file-entry manifest:full-path="Pictures/10000201000000B9000000B9C86C8241F0D8A8DA.png" manifest:media-type="image/png"/>
  <manifest:file-entry manifest:full-path="Pictures/10000201000000B9000000B9949E3264B13512B7.png" manifest:media-type="image/png"/>
  <manifest:file-entry manifest:full-path="Pictures/10000201000000B9000000B932B8B47D833562EF.png" manifest:media-type="image/png"/>
  <manifest:file-entry manifest:full-path="Pictures/10000201000000B9000000B9472335AC64C9CD08.png" manifest:media-type="image/png"/>
  <manifest:file-entry manifest:full-path="Pictures/10000201000000B9000000B9341D5AAE28F2C58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4.9cm" svg:height="4.9cm" svg:x="-3.35cm" svg:y="-1.35cm">
          <draw:image xlink:href="Pictures/10000201000000B9000000B932B8B47D833562EF.png" xlink:type="simple" xlink:show="embed" xlink:actuate="onLoad">
            <text:p/>
          </draw:image>
        </draw:frame>
        <draw:frame draw:style-name="gr1" draw:text-style-name="P1" draw:layer="layout" svg:width="4.9cm" svg:height="4.9cm" svg:x="16.4cm" svg:y="0.2cm">
          <draw:image xlink:href="Pictures/10000201000000B9000000B93FEB621AA9DE454A.png" xlink:type="simple" xlink:show="embed" xlink:actuate="onLoad">
            <text:p/>
          </draw:image>
        </draw:frame>
        <draw:frame draw:style-name="gr1" draw:text-style-name="P1" draw:layer="layout" svg:width="4.9cm" svg:height="4.9cm" svg:x="-3.15cm" svg:y="4.65cm">
          <draw:image xlink:href="Pictures/10000201000000B9000000B9472335AC64C9CD08.png" xlink:type="simple" xlink:show="embed" xlink:actuate="onLoad">
            <text:p/>
          </draw:image>
        </draw:frame>
        <draw:frame draw:style-name="gr1" draw:text-style-name="P1" draw:layer="layout" svg:width="4.9cm" svg:height="4.9cm" svg:x="3.25cm" svg:y="5.65cm">
          <draw:image xlink:href="Pictures/10000201000000B9000000B9C86C8241F0D8A8DA.png" xlink:type="simple" xlink:show="embed" xlink:actuate="onLoad">
            <text:p/>
          </draw:image>
        </draw:frame>
        <draw:frame draw:style-name="gr1" draw:text-style-name="P1" draw:layer="layout" svg:width="4.9cm" svg:height="4.9cm" svg:x="-3.25cm" svg:y="11.75cm">
          <draw:image xlink:href="Pictures/10000201000000B9000000B9341D5AAE28F2C586.png" xlink:type="simple" xlink:show="embed" xlink:actuate="onLoad">
            <text:p/>
          </draw:image>
        </draw:frame>
        <draw:frame draw:style-name="gr1" draw:text-style-name="P1" draw:layer="layout" svg:width="4.9cm" svg:height="4.9cm" svg:x="3.05cm" svg:y="12.65cm">
          <draw:image xlink:href="Pictures/10000201000000B9000000B9949E3264B13512B7.png" xlink:type="simple" xlink:show="embed" xlink:actuate="onLoad">
            <text:p/>
          </draw:image>
        </draw:frame>
        <draw:frame draw:style-name="gr1" draw:text-style-name="P1" draw:layer="layout" svg:width="4.9cm" svg:height="4.9cm" svg:x="-2.95cm" svg:y="19.85cm">
          <draw:image xlink:href="Pictures/10000201000000B9000000B9D0A52B0182528076.png" xlink:type="simple" xlink:show="embed" xlink:actuate="onLoad">
            <text:p/>
          </draw:image>
        </draw:frame>
        <draw:frame draw:style-name="gr1" draw:text-style-name="P1" draw:layer="layout" svg:width="4.9cm" svg:height="4.9cm" svg:x="9cm" svg:y="-0.1cm">
          <draw:image xlink:href="Pictures/10000201000000B9000000B981AD606EA7491A6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7T19:26:07.275542116</meta:creation-date>
    <dc:date>2018-12-17T19:52:09.899010369</dc:date>
    <meta:editing-duration>PT5M42S</meta:editing-duration>
    <meta:editing-cycles>1</meta:editing-cycles>
    <meta:document-statistic meta:object-count="8"/>
    <meta:generator>LibreOffice/6.0.6.2$Linux_X86_64 LibreOffice_project/00m0$Build-2</meta:generator>
  </office:meta>
</office:document-meta>
</file>